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91856" calcext:value-type="float">
            <text:p>0,091856</text:p>
          </table:table-cell>
          <table:table-cell/>
          <table:table-cell table:formula="of:=[.B1]" office:value-type="float" office:value="0.091856" calcext:value-type="float">
            <text:p>0,091856</text:p>
          </table:table-cell>
          <table:table-cell table:formula="of:=[.B2]" office:value-type="float" office:value="0.000286" calcext:value-type="float">
            <text:p>0,000286</text:p>
          </table:table-cell>
          <table:table-cell table:formula="of:=[.B3]" office:value-type="float" office:value="0.092154" calcext:value-type="float">
            <text:p>0,09215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86" calcext:value-type="float">
            <text:p>0,000286</text:p>
          </table:table-cell>
          <table:table-cell/>
          <table:table-cell table:formula="of:=[.B5]" office:value-type="float" office:value="0.094246" calcext:value-type="float">
            <text:p>0,094246</text:p>
          </table:table-cell>
          <table:table-cell table:formula="of:=[.B6]" office:value-type="float" office:value="0.000379" calcext:value-type="float">
            <text:p>0,000379</text:p>
          </table:table-cell>
          <table:table-cell table:formula="of:=[.B7]" office:value-type="float" office:value="0.094637" calcext:value-type="float">
            <text:p>0,09463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2154" calcext:value-type="float">
            <text:p>0,092154</text:p>
          </table:table-cell>
          <table:table-cell/>
          <table:table-cell table:formula="of:=[.B9]" office:value-type="float" office:value="0.12964" calcext:value-type="float">
            <text:p>0,12964</text:p>
          </table:table-cell>
          <table:table-cell table:formula="of:=[.B10]" office:value-type="float" office:value="0.000322" calcext:value-type="float">
            <text:p>0,000322</text:p>
          </table:table-cell>
          <table:table-cell table:formula="of:=[.B11]" office:value-type="float" office:value="0.129971" calcext:value-type="float">
            <text:p>0,129971</text:p>
          </table:table-cell>
        </table:table-row>
        <table:table-row table:style-name="ro1">
          <table:table-cell table:number-columns-repeated="3"/>
          <table:table-cell table:formula="of:=[.B13]" office:value-type="float" office:value="0.131797" calcext:value-type="float">
            <text:p>0,131797</text:p>
          </table:table-cell>
          <table:table-cell table:formula="of:=[.B14]" office:value-type="float" office:value="0.000312" calcext:value-type="float">
            <text:p>0,000312</text:p>
          </table:table-cell>
          <table:table-cell table:formula="of:=[.B15]" office:value-type="float" office:value="0.132121" calcext:value-type="float">
            <text:p>0,132121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4246" calcext:value-type="float">
            <text:p>0,094246</text:p>
          </table:table-cell>
          <table:table-cell/>
          <table:table-cell table:formula="of:=[.B17]" office:value-type="float" office:value="0.082565" calcext:value-type="float">
            <text:p>0,082565</text:p>
          </table:table-cell>
          <table:table-cell table:formula="of:=[.B18]" office:value-type="float" office:value="0.000308" calcext:value-type="float">
            <text:p>0,000308</text:p>
          </table:table-cell>
          <table:table-cell table:formula="of:=[.B19]" office:value-type="float" office:value="0.082885" calcext:value-type="float">
            <text:p>0,08288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79" calcext:value-type="float">
            <text:p>0,000379</text:p>
          </table:table-cell>
          <table:table-cell/>
          <table:table-cell table:formula="of:=[.B21]" office:value-type="float" office:value="0.093703" calcext:value-type="float">
            <text:p>0,093703</text:p>
          </table:table-cell>
          <table:table-cell table:formula="of:=[.B22]" office:value-type="float" office:value="0.000254" calcext:value-type="float">
            <text:p>0,000254</text:p>
          </table:table-cell>
          <table:table-cell table:formula="of:=[.B23]" office:value-type="float" office:value="0.093967" calcext:value-type="float">
            <text:p>0,09396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4637" calcext:value-type="float">
            <text:p>0,094637</text:p>
          </table:table-cell>
          <table:table-cell/>
          <table:table-cell table:formula="of:=[.B25]" office:value-type="float" office:value="0.081571" calcext:value-type="float">
            <text:p>0,081571</text:p>
          </table:table-cell>
          <table:table-cell table:formula="of:=[.B26]" office:value-type="float" office:value="0.000365" calcext:value-type="float">
            <text:p>0,000365</text:p>
          </table:table-cell>
          <table:table-cell table:formula="of:=[.B27]" office:value-type="float" office:value="0.081949" calcext:value-type="float">
            <text:p>0,081949</text:p>
          </table:table-cell>
        </table:table-row>
        <table:table-row table:style-name="ro1">
          <table:table-cell table:number-columns-repeated="3"/>
          <table:table-cell table:formula="of:=[.B29]" office:value-type="float" office:value="0.090163" calcext:value-type="float">
            <text:p>0,090163</text:p>
          </table:table-cell>
          <table:table-cell table:formula="of:=[.B30]" office:value-type="float" office:value="0.000346" calcext:value-type="float">
            <text:p>0,000346</text:p>
          </table:table-cell>
          <table:table-cell table:formula="of:=[.B31]" office:value-type="float" office:value="0.090522" calcext:value-type="float">
            <text:p>0,09052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2964" calcext:value-type="float">
            <text:p>0,12964</text:p>
          </table:table-cell>
          <table:table-cell/>
          <table:table-cell table:formula="of:=[.B33]" office:value-type="float" office:value="0.08164" calcext:value-type="float">
            <text:p>0,08164</text:p>
          </table:table-cell>
          <table:table-cell table:formula="of:=[.B34]" office:value-type="float" office:value="0.000289" calcext:value-type="float">
            <text:p>0,000289</text:p>
          </table:table-cell>
          <table:table-cell table:formula="of:=[.B35]" office:value-type="float" office:value="0.081941" calcext:value-type="float">
            <text:p>0,08194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22" calcext:value-type="float">
            <text:p>0,000322</text:p>
          </table:table-cell>
          <table:table-cell/>
          <table:table-cell table:formula="of:=[.B37]" office:value-type="float" office:value="0.082801" calcext:value-type="float">
            <text:p>0,082801</text:p>
          </table:table-cell>
          <table:table-cell table:formula="of:=[.B38]" office:value-type="float" office:value="0.000451" calcext:value-type="float">
            <text:p>0,000451</text:p>
          </table:table-cell>
          <table:table-cell table:formula="of:=[.B39]" office:value-type="float" office:value="0.083263" calcext:value-type="float">
            <text:p>0,0832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29971" calcext:value-type="float">
            <text:p>0,129971</text:p>
          </table:table-cell>
          <table:table-cell/>
          <table:table-cell table:formula="of:=[.B41]" office:value-type="float" office:value="0.093998" calcext:value-type="float">
            <text:p>0,093998</text:p>
          </table:table-cell>
          <table:table-cell table:formula="of:=[.B42]" office:value-type="float" office:value="0.000239" calcext:value-type="float">
            <text:p>0,000239</text:p>
          </table:table-cell>
          <table:table-cell table:formula="of:=[.B43]" office:value-type="float" office:value="0.094248" calcext:value-type="float">
            <text:p>0,09424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31797" calcext:value-type="float">
            <text:p>0,131797</text:p>
          </table:table-cell>
          <table:table-cell/>
          <table:table-cell table:formula="of:=SMALL([.D$1:.D$11];1)" office:value-type="float" office:value="0.081571" calcext:value-type="float">
            <text:p>0,081571</text:p>
          </table:table-cell>
          <table:table-cell table:formula="of:=SMALL([.E$1:.E$11];1)" office:value-type="float" office:value="0.000239" calcext:value-type="float">
            <text:p>0,000239</text:p>
          </table:table-cell>
          <table:table-cell table:formula="of:=SMALL([.F$1:.F$11];1)" office:value-type="float" office:value="0.081941" calcext:value-type="float">
            <text:p>0,08194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12" calcext:value-type="float">
            <text:p>0,000312</text:p>
          </table:table-cell>
          <table:table-cell/>
          <table:table-cell table:formula="of:=SMALL([.D$1:.D$11];2)" office:value-type="float" office:value="0.08164" calcext:value-type="float">
            <text:p>0,08164</text:p>
          </table:table-cell>
          <table:table-cell table:formula="of:=SMALL([.E$1:.E$11];2)" office:value-type="float" office:value="0.000254" calcext:value-type="float">
            <text:p>0,000254</text:p>
          </table:table-cell>
          <table:table-cell table:formula="of:=SMALL([.F$1:.F$11];2)" office:value-type="float" office:value="0.081949" calcext:value-type="float">
            <text:p>0,08194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32121" calcext:value-type="float">
            <text:p>0,132121</text:p>
          </table:table-cell>
          <table:table-cell/>
          <table:table-cell table:formula="of:=SMALL([.D$1:.D$11];3)" office:value-type="float" office:value="0.082565" calcext:value-type="float">
            <text:p>0,082565</text:p>
          </table:table-cell>
          <table:table-cell table:formula="of:=SMALL([.E$1:.E$11];3)" office:value-type="float" office:value="0.000286" calcext:value-type="float">
            <text:p>0,000286</text:p>
          </table:table-cell>
          <table:table-cell table:formula="of:=SMALL([.F$1:.F$11];3)" office:value-type="float" office:value="0.082885" calcext:value-type="float">
            <text:p>0,082885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82801" calcext:value-type="float">
            <text:p>0,082801</text:p>
          </table:table-cell>
          <table:table-cell table:formula="of:=SMALL([.E$1:.E$11];4)" office:value-type="float" office:value="0.000289" calcext:value-type="float">
            <text:p>0,000289</text:p>
          </table:table-cell>
          <table:table-cell table:formula="of:=SMALL([.F$1:.F$11];4)" office:value-type="float" office:value="0.083263" calcext:value-type="float">
            <text:p>0,083263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82565" calcext:value-type="float">
            <text:p>0,082565</text:p>
          </table:table-cell>
          <table:table-cell/>
          <table:table-cell table:formula="of:=SMALL([.D$1:.D$11];5)" office:value-type="float" office:value="0.090163" calcext:value-type="float">
            <text:p>0,090163</text:p>
          </table:table-cell>
          <table:table-cell table:formula="of:=SMALL([.E$1:.E$11];5)" office:value-type="float" office:value="0.000308" calcext:value-type="float">
            <text:p>0,000308</text:p>
          </table:table-cell>
          <table:table-cell table:formula="of:=SMALL([.F$1:.F$11];5)" office:value-type="float" office:value="0.090522" calcext:value-type="float">
            <text:p>0,09052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08" calcext:value-type="float">
            <text:p>0,000308</text:p>
          </table:table-cell>
          <table:table-cell/>
          <table:table-cell table:formula="of:=AVERAGE([.D13:.D17])" office:value-type="float" office:value="0.083748" calcext:value-type="float">
            <text:p>0,083748</text:p>
          </table:table-cell>
          <table:table-cell table:formula="of:=AVERAGE([.E13:.E17])" office:value-type="float" office:value="0.0002752" calcext:value-type="float">
            <text:p>0,0002752</text:p>
          </table:table-cell>
          <table:table-cell table:formula="of:=AVERAGE([.F13:.F17])" office:value-type="float" office:value="0.084112" calcext:value-type="float">
            <text:p>0,0841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82885" calcext:value-type="float">
            <text:p>0,08288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3703" calcext:value-type="float">
            <text:p>0,093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54" calcext:value-type="float">
            <text:p>0,000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3967" calcext:value-type="float">
            <text:p>0,0939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81571" calcext:value-type="float">
            <text:p>0,081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65" calcext:value-type="float">
            <text:p>0,000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81949" calcext:value-type="float">
            <text:p>0,08194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0163" calcext:value-type="float">
            <text:p>0,090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46" calcext:value-type="float">
            <text:p>0,000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0522" calcext:value-type="float">
            <text:p>0,09052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8164" calcext:value-type="float">
            <text:p>0,08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89" calcext:value-type="float">
            <text:p>0,000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81941" calcext:value-type="float">
            <text:p>0,0819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82801" calcext:value-type="float">
            <text:p>0,082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51" calcext:value-type="float">
            <text:p>0,00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83263" calcext:value-type="float">
            <text:p>0,08326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3998" calcext:value-type="float">
            <text:p>0,093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9" calcext:value-type="float">
            <text:p>0,000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4248" calcext:value-type="float">
            <text:p>0,09424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0397" calcext:value-type="float">
            <text:p>0,090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03" calcext:value-type="float">
            <text:p>0,000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0712" calcext:value-type="float">
            <text:p>0,0907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74346" calcext:value-type="float">
            <text:p>0,074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98" calcext:value-type="float">
            <text:p>0,000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74757" calcext:value-type="float">
            <text:p>0,07475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7468" calcext:value-type="float">
            <text:p>0,107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77" calcext:value-type="float">
            <text:p>0,000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7756" calcext:value-type="float">
            <text:p>0,1077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8281" calcext:value-type="float">
            <text:p>0,08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94" calcext:value-type="float">
            <text:p>0,000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83216" calcext:value-type="float">
            <text:p>0,083216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940817857142857" calcext:value-type="float">
            <text:p>0,094081785714286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331214285714286" calcext:value-type="float">
            <text:p>0,000331214285714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944246428571428" calcext:value-type="float">
            <text:p>0,0944246428571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6:47.6911549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6:52.330332522</dc:date>
    <meta:editing-duration>PT19M27S</meta:editing-duration>
    <meta:editing-cycles>23</meta:editing-cycles>
    <meta:generator>LibreOffice/6.2.5.2$Linux_X86_64 LibreOffice_project/20$Build-2</meta:generator>
    <meta:document-statistic meta:table-count="1" meta:cell-count="144" meta:object-count="0"/>
  </office:meta>
</office:document-meta>
</file>